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4728in"/>
    </style:style>
    <style:style style:name="co5" style:family="table-column">
      <style:table-column-properties fo:break-before="auto" style:column-width="2.0925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3.06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839in" fo:break-before="auto" style:use-optimal-row-height="true"/>
    </style:style>
    <style:style style:name="ro4" style:family="table-row">
      <style:table-row-properties style:row-height="0.3425in" fo:break-before="auto" style:use-optimal-row-height="false"/>
    </style:style>
    <style:style style:name="ro5" style:family="table-row">
      <style:table-row-properties style:row-height="0.3953in" fo:break-before="auto" style:use-optimal-row-height="false"/>
    </style:style>
    <style:style style:name="ro6" style:family="table-row">
      <style:table-row-properties style:row-height="0.4917in" fo:break-before="auto" style:use-optimal-row-height="false"/>
    </style:style>
    <style:style style:name="ro7" style:family="table-row">
      <style:table-row-properties style:row-height="0.6854in" fo:break-before="auto" style:use-optimal-row-height="true"/>
    </style:style>
    <style:style style:name="ro8" style:family="table-row">
      <style:table-row-properties style:row-height="0.4181in" fo:break-before="auto" style:use-optimal-row-height="true"/>
    </style:style>
    <style:style style:name="ro9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8pt" style:font-size-asian="8pt" style:font-size-complex="8pt"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8pt" style:font-size-asian="8pt" style:font-size-complex="8pt" fo:hyphenate="true"/>
    </style:style>
    <style:style style:name="ce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wrap-option="wrap"/>
      <style:text-properties fo:hyphenate="true"/>
    </style:style>
    <style:style style:name="ce8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text-underline-style="solid" style:text-underline-width="auto" style:text-underline-color="font-color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style:text-underline-style="none" style:font-size-asian="8pt" style:font-size-complex="8pt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1019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ItemCategory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name(string)</text:p>
          </table:table-cell>
          <table:table-cell table:style-name="ce8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arent(id)</text:p>
          </table:table-cell>
          <table:table-cell table:style-name="ce8" office:value-type="string">
            <text:p>The Parent category id – may be null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RelationshipCategory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name(string)</text:p>
          </table:table-cell>
          <table:table-cell table:style-name="ce8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arent(id)</text:p>
          </table:table-cell>
          <table:table-cell table:style-name="ce8" office:value-type="string">
            <text:p>The Parent category id – may be nul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ItemType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2" office:value-type="string">
            <text:p>name(string)</text:p>
          </table:table-cell>
          <table:table-cell table:style-name="ce8" office:value-type="string">
            <text:p>The name of the Item Type e.g. Person, Sandwich, CodeStatement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ategory(id )</text:p>
          </table:table-cell>
          <table:table-cell table:style-name="ce8" office:value-type="string">
            <text:p>The Category designation for this item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Properties (object)</text:p>
          </table:table-cell>
          <table:table-cell table:style-name="ce8" office:value-type="string">
            <text:p>list of objects with following values: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THESE 2: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4" office:value-type="string">
            <text:p>THESE 2 →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tring, required</text:p>
          </table:table-cell>
          <table:table-cell table:style-name="ce8"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8" office:value-type="string">
            <text:p>required</text:p>
          </table:table-cell>
          <table:table-cell table:style-name="ce8" office:value-type="string">
            <text:p>bool, default=false</text:p>
          </table:table-cell>
          <table:table-cell table:style-name="ce8"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style-name="Default"/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4" office:value-type="string">
            <text:p>OR THESE 2 →</text:p>
          </table:table-cell>
          <table:table-cell table:style-name="ce8" office:value-type="string">
            <text:p>relationshipTypes</text:p>
          </table:table-cell>
          <table:table-cell table:style-name="ce8" office:value-type="string">
            <text:p>array of relationship Ids</text:p>
          </table:table-cell>
          <table:table-cell table:style-name="ce8"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6">
          <table:table-cell table:style-name="ce2" table:number-columns-repeated="2"/>
          <table:table-cell table:style-name="ce8" office:value-type="string">
            <text:p>itemTypes</text:p>
          </table:table-cell>
          <table:table-cell table:style-name="ce8"/>
          <table:table-cell table:style-name="ce8"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style-name="Default"/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5" office:value-type="string">
            <text:p>THEN →</text:p>
          </table:table-cell>
          <table:table-cell table:style-name="ce8" office:value-type="string">
            <text:p>min</text:p>
          </table:table-cell>
          <table:table-cell table:style-name="ce8"/>
          <table:table-cell table:style-name="ce8" office:value-type="string">
            <text:p>Item must contain at least 'min' entrie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max</text:p>
          </table:table-cell>
          <table:table-cell table:style-name="ce8"/>
          <table:table-cell table:style-name="ce8" office:value-type="string">
            <text:p>Item must contain no more than 'max' entries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viewStyle(object)</text:p>
          </table:table-cell>
          <table:table-cell table:style-name="ce8" office:value-type="string">
            <text:p>Style elements: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defaults(object)</text:p>
          </table:table-cell>
          <table:table-cell table:style-name="ce8" office:value-type="string">
            <text:p>The default values when none r set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0" office:value-type="string">
            <text:p>nam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The field name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0" office:value-type="string">
            <text:p>valu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String representation of Field Value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9" office:value-type="string">
            <text:p>fixed</text:p>
          </table:table-cell>
          <table:table-cell table:style-name="ce9" office:value-type="string">
            <text:p>bool </text:p>
          </table:table-cell>
          <table:table-cell table:style-name="ce10" office:value-type="string">
            <text:p>if true this default value cannot be changed in the itemType where it is defined.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table:number-columns-repeated="2"/>
          <table:table-cell table:style-name="ce10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allowExtra(bool)</text:p>
          </table:table-cell>
          <table:table-cell table:style-name="ce8" office:value-type="string">
            <text:p>Boolean indicating whether this type allows undefined data values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1" office:value-type="string">
            <text:p>RelationshipType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name of the relationshipType</text:p>
          </table:table-cell>
          <table:table-cell table:style-name="ce8" table:number-columns-repeated="2"/>
          <table:table-cell table:number-columns-repeated="1019"/>
        </table:table-row>
        <table:table-row table:style-name="ro7">
          <table:table-cell table:style-name="ce2"/>
          <table:table-cell table:style-name="ce2" office:value-type="string">
            <text:p>composite(bool)</text:p>
          </table:table-cell>
          <table:table-cell table:style-name="ce8"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bidirectional</text:p>
          </table:table-cell>
          <table:table-cell table:style-name="ce8" office:value-type="string">
            <text:p>if True this relationship's To and From are interchangeable (e.g. Friend, Sibling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2"/>
          <table:table-cell table:style-name="ce2" office:value-type="string">
            <text:p>reciprocalRelationshipId</text:p>
          </table:table-cell>
          <table:table-cell table:style-name="ce8" office:value-type="string">
            <text:p>Whenever a relationship of this type is applied, the reciprocal relationship is always applied.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parent(id)</text:p>
          </table:table-cell>
          <table:table-cell table:style-name="ce8" office:value-type="string">
            <text:p>The parent relationship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categoryId</text:p>
          </table:table-cell>
          <table:table-cell table:style-name="ce8" office:value-type="string">
            <text:p>The Category Id.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temporal</text:p>
          </table:table-cell>
          <table:table-cell table:style-name="ce8" office:value-type="string">
            <text:p>if true this relationship is temporal (time based)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constraints(object)</text:p>
          </table:table-cell>
          <table:table-cell table:style-name="ce8" office:value-type="string">
            <text:p>Constrains the endpoints for this relationship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To</text:p>
          </table:table-cell>
          <table:table-cell table:style-name="ce8" office:value-type="string">
            <text:p>String. validationExpression</text:p>
          </table:table-cell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From</text:p>
          </table:table-cell>
          <table:table-cell table:style-name="ce11" office:value-type="string">
            <text:p><text:span text:style-name="T1">S</text:span><text:span text:style-name="T2">tring. validationExpression</text:span></text:p>
          </table:table-cell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office:value-type="string">
            <text:p>FromAndTo</text:p>
          </table:table-cell>
          <table:table-cell table:style-name="ce11" office:value-type="string">
            <text:p><text:span text:style-name="T1">S</text:span><text:span text:style-name="T2">tring. validationExpression</text:span></text:p>
          </table:table-cell>
          <table:table-cell table:style-name="ce8"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1" office:value-type="string">
            <text:p>Item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8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name of the Item. <text:s/>e.g. Lee's Email Address, Lee Collins, Chicago Bulls, Swaption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relationships</text:p>
          </table:table-cell>
          <table:table-cell table:style-name="ce8" office:value-type="string">
            <text:p>Array of Relationships to other items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data(object)</text:p>
          </table:table-cell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value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/>
          <table:table-cell table:style-name="ce6"/>
          <table:table-cell table:style-name="ce8" office:value-type="string">
            <text:p>fieldName</text:p>
          </table:table-cell>
          <table:table-cell table:style-name="ce8" office:value-type="string">
            <text:p>String representation of Field Value</text:p>
          </table:table-cell>
          <table:table-cell table:style-name="ce8"/>
          <table:table-cell table:style-name="ce2" table:number-columns-repeated="1019"/>
        </table:table-row>
        <table:table-row table:style-name="ro2">
          <table:table-cell/>
          <table:table-cell table:style-name="ce3" office:value-type="string">
            <text:p><text:s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View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View name. e.g. MainView, PhoneBook, 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ce2" office:value-type="string">
            <text:p>items</text:p>
          </table:table-cell>
          <table:table-cell table:style-name="ce8" office:value-type="string">
            <text:p>Array of ViewItem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1" office:value-type="string">
            <text:p>ViewItem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8" office:value-type="string">
            <text:p>ID for ViewItem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item </text:p>
          </table:table-cell>
          <table:table-cell table:style-name="ce8" office:value-type="string">
            <text:p>The Item Object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viewStyle(object)</text:p>
          </table:table-cell>
          <table:table-cell table:style-name="ce8" office:value-type="string">
            <text:p>The View Style Object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osition</text:p>
          </table:table-cell>
          <table:table-cell table:style-name="ce8" office:value-type="string">
            <text:p>{x:0, y:0}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image</text:p>
          </table:table-cell>
          <table:table-cell table:style-name="ce8" office:value-type="string">
            <text:p>url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titl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1" office:value-type="string">
            <text:p>ViewItem in GraphItem directive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8" office:value-type="string">
            <text:p>ID for ViewItem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item </text:p>
          </table:table-cell>
          <table:table-cell table:style-name="ce8" office:value-type="string">
            <text:p>The Item Object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viewStyle(object)</text:p>
          </table:table-cell>
          <table:table-cell table:style-name="ce8" office:value-type="string">
            <text:p>The View Style Object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position</text:p>
          </table:table-cell>
          <table:table-cell table:style-name="ce8" office:value-type="string">
            <text:p>{x:0, y:0}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image</text:p>
          </table:table-cell>
          <table:table-cell table:style-name="ce8" office:value-type="string">
            <text:p>url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title</text:p>
          </table:table-cell>
          <table:table-cell table:number-columns-repeated="1022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4/28/2013</text:date>, <text:time>01:4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25:14</meta:creation-date>
    <meta:editing-duration>PT4H15M49S</meta:editing-duration>
    <meta:editing-cycles>43</meta:editing-cycles>
    <meta:generator>OpenOffice.org/3.4.1$Win32 OpenOffice.org_project/341m1$Build-9593</meta:generator>
    <meta:initial-creator>Lee Collins</meta:initial-creator>
    <dc:date>2013-04-28T01:48:28.19</dc:date>
    <meta:document-statistic meta:table-count="3" meta:cell-count="145" meta:object-count="0"/>
  </office:meta>
</office:document-meta>
</file>